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3e4349" style:font-name="Courier New" fo:font-size="10pt" fo:background-color="#eeeeee" style:font-name-asian="Courier New1" style:font-size-asian="10pt" style:font-name-complex="Courier New1" style:font-size-complex="10pt"/>
    </style:style>
    <style:style style:name="P2" style:family="paragraph" style:parent-style-name="Standard">
      <loext:graphic-properties draw:fill="solid" draw:fill-color="#ffffff"/>
      <style:paragraph-properties fo:line-height="141%" fo:text-align="justify" style:justify-single-word="false"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master-page-name="Standard">
      <style:paragraph-properties style:page-number="1"/>
    </style:style>
    <style:style style:name="T1" style:family="text">
      <style:text-properties fo:color="#007020" style:font-name="Courier New" fo:font-size="10pt" fo:font-weight="bold" fo:background-color="#eeeeee" loext:char-shading-value="0" style:font-name-asian="Courier New1" style:font-size-asian="10pt" style:font-weight-asian="bold" style:font-name-complex="Courier New1" style:font-size-complex="10pt"/>
    </style:style>
    <style:style style:name="T2" style:family="text">
      <style:text-properties fo:color="#3e4349" style:font-name="Courier New" fo:font-size="10pt" fo:background-color="#eeeeee" loext:char-shading-value="0" style:font-name-asian="Courier New1" style:font-size-asian="10pt" style:font-name-complex="Courier New1" style:font-size-complex="10pt"/>
    </style:style>
    <style:style style:name="T3" style:family="text">
      <style:text-properties fo:color="#0e84b5" style:font-name="Courier New" fo:font-size="10pt" fo:font-weight="bold" fo:background-color="#eeeeee" loext:char-shading-value="0" style:font-name-asian="Courier New1" style:font-size-asian="10pt" style:font-weight-asian="bold" style:font-name-complex="Courier New1" style:font-size-complex="10pt"/>
    </style:style>
    <style:style style:name="T4" style:family="text">
      <style:text-properties fo:color="#666666" style:font-name="Courier New" fo:font-size="10pt" fo:background-color="#eeeeee" loext:char-shading-value="0" style:font-name-asian="Courier New1" style:font-size-asian="10pt" style:font-name-complex="Courier New1" style:font-size-complex="10pt"/>
    </style:style>
    <style:style style:name="T5" style:family="text">
      <style:text-properties fo:color="#4070a0" style:font-name="Courier New" fo:font-size="10pt" fo:background-color="#eeeeee" loext:char-shading-value="0" style:font-name-asian="Courier New1" style:font-size-asian="10pt" style:font-name-complex="Courier New1" style:font-size-complex="10pt"/>
    </style:style>
    <style:style style:name="T6" style:family="text">
      <style:text-properties fo:color="#222222" fo:font-size="12pt" style:font-size-asian="12pt" style:font-size-complex="12pt" fo:background-color="#ffffff"/>
    </style:style>
    <style:style style:name="T7" style:family="text">
      <style:text-properties fo:color="#222222" style:font-name="Courier New" fo:font-size="10pt" fo:font-weight="bold" fo:background-color="#eeeeee" loext:char-shading-value="0" style:font-name-asian="Courier New1" style:font-size-asian="10pt" style:font-weight-asian="bold" style:font-name-complex="Courier New1" style:font-size-complex="10pt"/>
    </style:style>
    <style:style style:name="T8" style:family="text">
      <style:text-properties fo:color="#ff9900" style:font-name="Courier New" fo:font-size="10pt" fo:font-weight="bold" fo:background-color="#eeeeee" loext:char-shading-value="0" style:font-name-asian="Courier New1" style:font-size-asian="10pt" style:font-weight-asian="bold" style:font-name-complex="Courier New1" style:font-size-complex="10pt"/>
    </style:style>
    <style:style style:name="T9" style:family="text">
      <style:text-properties fo:color="#434343" style:font-name="Courier New" fo:font-size="10pt" fo:font-weight="bold" fo:background-color="#eeeeee" loext:char-shading-value="0" style:font-name-asian="Courier New1" style:font-size-asian="10pt" style:font-weight-asian="bold" style:font-name-complex="Courier New1" style:font-size-complex="10pt"/>
    </style:style>
    <style:style style:name="T10" style:family="text">
      <style:text-properties fo:color="#f1c232" style:font-name="Courier New" fo:font-size="10pt" fo:font-weight="bold" fo:background-color="#eeeeee" loext:char-shading-value="0" style:font-name-asian="Courier New1" style:font-size-asian="10pt" style:font-weight-asian="bold" style:font-name-complex="Courier New1" style:font-size-complex="10pt"/>
    </style:style>
    <style:style style:name="T11" style:family="text">
      <style:text-properties style:font-name="Courier New" fo:font-size="10pt" fo:font-weight="bold" fo:background-color="#eeeeee" loext:char-shading-value="0" style:font-name-asian="Courier New1" style:font-size-asian="10pt" style:font-weight-asian="bold" style:font-name-complex="Courier New1" style:font-size-complex="10pt"/>
    </style:style>
    <style:style style:name="T12" style:family="text">
      <style:text-properties fo:color="#cc0000" style:font-name="Courier New" fo:font-size="10pt" fo:font-weight="bold" fo:background-color="#eeeeee" loext:char-shading-value="0" style:font-name-asian="Courier New1" style:font-size-asian="10pt" style:font-weight-asian="bold"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lect value from a dropdown</text:p>
      <text:p text:style-name="Standard"/>
      <text:p text:style-name="Standard"><text:span text:style-name="T1">from</text:span><text:span text:style-name="T2"> </text:span><text:span text:style-name="T3">selenium.webdriver.support.ui</text:span><text:span text:style-name="T2"> </text:span><text:span text:style-name="T1">import</text:span><text:span text:style-name="T2"> Select</text:span></text:p>
      <text:p text:style-name="P1"/>
      <text:p text:style-name="Standard"><text:span text:style-name="T2">select </text:span><text:span text:style-name="T4">=</text:span><text:span text:style-name="T2"> Select(driver</text:span><text:span text:style-name="T4">.</text:span><text:span text:style-name="T2">find_element_by_name(</text:span><text:span text:style-name="T5">'name'</text:span><text:span text:style-name="T2">))</text:span></text:p>
      <text:p text:style-name="Standard"><text:span text:style-name="T2">select</text:span><text:span text:style-name="T4">.</text:span><text:span text:style-name="T2">select_by_index(index)</text:span></text:p>
      <text:p text:style-name="Standard"><text:span text:style-name="T2">select</text:span><text:span text:style-name="T4">.</text:span><text:span text:style-name="T2">select_by_visible_text(</text:span><text:span text:style-name="T5">"text"</text:span><text:span text:style-name="T2">)<text:line-break/>select</text:span><text:span text:style-name="T4">.</text:span><text:span text:style-name="T2">select_by_value(value)</text:span></text:p>
      <text:p text:style-name="Standard"/>
      <text:p text:style-name="Standard"/>
      <text:p text:style-name="Standard">Add hover effect</text:p>
      <text:p text:style-name="Standard"/>
      <text:p text:style-name="Standard"><text:span text:style-name="T1">from</text:span><text:span text:style-name="T2"> </text:span><text:span text:style-name="T3">selenium.webdriver</text:span><text:span text:style-name="T2"> </text:span><text:span text:style-name="T1">import</text:span><text:span text:style-name="T2"> ActionChains</text:span></text:p>
      <text:p text:style-name="Standard"/>
      <text:p text:style-name="Standard"><text:span text:style-name="T2">menu </text:span><text:span text:style-name="T4">=</text:span><text:span text:style-name="T2"> driver</text:span><text:span text:style-name="T4">.</text:span><text:span text:style-name="T2">find_element_by_css_selector(</text:span><text:span text:style-name="T5">".nav"</text:span><text:span text:style-name="T2">)</text:span></text:p>
      <text:p text:style-name="Standard"><text:span text:style-name="T2">hidden_submenu </text:span><text:span text:style-name="T4">=</text:span><text:span text:style-name="T2"> driver</text:span><text:span text:style-name="T4">.</text:span><text:span text:style-name="T2">find_element_by_css_selector(</text:span><text:span text:style-name="T5">".nav #submenu1"</text:span><text:span text:style-name="T2">)<text:line-break/>ActionChains(driver)</text:span><text:span text:style-name="T4">.</text:span><text:span text:style-name="T2">move_to_element(menu)</text:span><text:span text:style-name="T4">.</text:span><text:span text:style-name="T2">click(hidden_submenu)</text:span><text:span text:style-name="T4">.</text:span><text:span text:style-name="T2">perform()</text:span></text:p>
      <text:p text:style-name="P1"/>
      <text:p text:style-name="Standard"/>
      <text:p text:style-name="Standard">Drag &amp; Drop</text:p>
      <text:p text:style-name="Standard"/>
      <text:p text:style-name="Standard"><text:span text:style-name="T1">from</text:span><text:span text:style-name="T2"> </text:span><text:span text:style-name="T3">selenium.webdriver</text:span><text:span text:style-name="T2"> </text:span><text:span text:style-name="T1">import</text:span><text:span text:style-name="T2"> ActionChains</text:span></text:p>
      <text:p text:style-name="P1"><text:soft-page-break/></text:p>
      <text:p text:style-name="Standard"><text:span text:style-name="T2">element </text:span><text:span text:style-name="T4">=</text:span><text:span text:style-name="T2"> driver</text:span><text:span text:style-name="T4">.</text:span><text:span text:style-name="T2">find_element_by_name(</text:span><text:span text:style-name="T5">"source"</text:span><text:span text:style-name="T2">)</text:span></text:p>
      <text:p text:style-name="Standard"><text:span text:style-name="T2">target </text:span><text:span text:style-name="T4">=</text:span><text:span text:style-name="T2"> driver</text:span><text:span text:style-name="T4">.</text:span><text:span text:style-name="T2">find_element_by_name(</text:span><text:span text:style-name="T5">"target"</text:span><text:span text:style-name="T2">)</text:span></text:p>
      <text:p text:style-name="P1"/>
      <text:p text:style-name="Standard"><text:span text:style-name="T2">action_chains </text:span><text:span text:style-name="T4">=</text:span><text:span text:style-name="T2"> ActionChains(driver)<text:line-break/>action_chains</text:span><text:span text:style-name="T4">.</text:span><text:span text:style-name="T2">drag_and_drop(element, target)</text:span><text:span text:style-name="T4">.</text:span><text:span text:style-name="T2">perform()</text:span></text:p>
      <text:p text:style-name="Standard"/>
      <text:p text:style-name="Standard"/>
      <text:p text:style-name="Standard">Hover effect &amp; drop down sample code</text:p>
      <text:p text:style-name="Standard"/>
      <text:p text:style-name="P3"><text:span text:style-name="T1">import </text:span><text:span text:style-name="T2">time</text:span></text:p>
      <text:p text:style-name="Standard"><text:span text:style-name="T1">from</text:span><text:span text:style-name="T2"> </text:span><text:span text:style-name="T3">selenium</text:span><text:span text:style-name="T2"> </text:span><text:span text:style-name="T1">import</text:span><text:span text:style-name="T2"> webdriver</text:span></text:p>
      <text:p text:style-name="Standard"><text:span text:style-name="T1">from</text:span><text:span text:style-name="T2"> </text:span><text:span text:style-name="T3">selenium.webdriver</text:span><text:span text:style-name="T2"> </text:span><text:span text:style-name="T1">import</text:span><text:span text:style-name="T2"> ActionChains</text:span></text:p>
      <text:p text:style-name="Standard"/>
      <text:p text:style-name="Standard"><text:span text:style-name="T2">driver = webdriver.Chrome()</text:span></text:p>
      <text:p text:style-name="Standard"><text:span text:style-name="T2">driver.maximize_window()</text:span></text:p>
      <text:p text:style-name="Standard"><text:span text:style-name="T2">driver.get("https://opensource-demo.orangehrmlive.com/")</text:span></text:p>
      <text:p text:style-name="Standard"><text:span text:style-name="T2">user_name = driver.find_element_by_id("txtUsername")</text:span></text:p>
      <text:p text:style-name="Standard"><text:span text:style-name="T2">user_name.send_keys("admin")</text:span></text:p>
      <text:p text:style-name="Standard"><text:span text:style-name="T2">password = driver.find_element_by_id("txtPassword")</text:span></text:p>
      <text:p text:style-name="Standard"><text:span text:style-name="T2">password.send_keys("admin123")</text:span></text:p>
      <text:p text:style-name="Standard"><text:span text:style-name="T2">driver.find_element_by_id("btnLogin").click()</text:span></text:p>
      <text:p text:style-name="Standard"><text:soft-page-break/><text:span text:style-name="T2">time.sleep(3)</text:span></text:p>
      <text:p text:style-name="P1"/>
      <text:p text:style-name="Standard"><text:span text:style-name="T2">admin_menu = driver.find_element_by_xpath("//*[@id='menu_admin_viewAdminModule']/b")</text:span></text:p>
      <text:p text:style-name="Standard"><text:span text:style-name="T2">submenu = driver.find_element_by_xpath("//*[@id='menu_admin_UserManagement']")</text:span></text:p>
      <text:p text:style-name="Standard"><text:span text:style-name="T2">inner_submenu = driver.find_element_by_id("menu_admin_viewSystemUsers")</text:span></text:p>
      <text:p text:style-name="Standard"><text:span text:style-name="T2">ActionChains(driver).move_to_element(admin_menu).move_to_element(submenu).click(inner_submenu).perform()</text:span></text:p>
      <text:p text:style-name="Standard"><text:span text:style-name="T2">time.sleep(5)</text:span></text:p>
      <text:p text:style-name="Standard"><text:span text:style-name="T2">print driver.title</text:span></text:p>
      <text:p text:style-name="P1"/>
      <text:p text:style-name="Standard"><text:span text:style-name="T2">driver.find_element_by_id("btnAdd").click()</text:span></text:p>
      <text:p text:style-name="Standard"><text:span text:style-name="T2">role_dropdown = Select(driver.find_element_by_id("systemUser_userType"))</text:span></text:p>
      <text:p text:style-name="Standard"><text:span text:style-name="T2">role_dropdown.select_by_index(0)</text:span></text:p>
      <text:p text:style-name="Standard"><text:span text:style-name="T2">time.sleep(5)</text:span></text:p>
      <text:p text:style-name="P1"/>
      <text:p text:style-name="Standard"><text:span text:style-name="T2">status_dropdown = Select(driver.find_element_by_id("systemUser_status"))</text:span></text:p>
      <text:p text:style-name="Standard"><text:span text:style-name="T2"># status_dropdown.select_by_value("0")</text:span></text:p>
      <text:p text:style-name="Standard"><text:span text:style-name="T2">status_dropdown.select_by_visible_text("Disabled")</text:span></text:p>
      <text:p text:style-name="Standard"><text:span text:style-name="T2">time.sleep(5)</text:span></text:p>
      <text:p text:style-name="P1"/>
      <text:p text:style-name="Standard"><text:span text:style-name="T2">driver.quit()</text:span></text:p>
      <text:p text:style-name="P1"/>
      <text:p text:style-name="P1"><text:soft-page-break/></text:p>
      <text:p text:style-name="P1"/>
      <text:p text:style-name="P1"/>
      <text:p text:style-name="Standard">Unit test framework in Python</text:p>
      <text:p text:style-name="Standard"/>
      <text:p text:style-name="Standard">The unittest unit testing framework was originally inspired by JUnit and has a similar flavor as major unit testing frameworks in other languages. It supports test automation, sharing of setup and shutdown code for tests, aggregation of tests into collections, and independence of the tests from the reporting framework.</text:p>
      <text:p text:style-name="Standard">The unittest module provides a rich set of tools for constructing and running tests. This section demonstrates that a small subset of the tools suffice to meet the needs of most users. </text:p>
      <text:p text:style-name="Standard"/>
      <text:p text:style-name="Standard">Sample unit test code</text:p>
      <text:p text:style-name="Standard"/>
      <text:p text:style-name="Standard"><text:span text:style-name="T1">Import </text:span><text:span text:style-name="T2">unittest</text:span></text:p>
      <text:p text:style-name="Standard"><text:span text:style-name="T1">from</text:span><text:span text:style-name="T2"> </text:span><text:span text:style-name="T3">selenium</text:span><text:span text:style-name="T2"> </text:span><text:span text:style-name="T1">import</text:span><text:span text:style-name="T2"> webdriver</text:span></text:p>
      <text:p text:style-name="Standard"/>
      <text:p text:style-name="P3"><text:span text:style-name="T3">class</text:span><text:span text:style-name="T1"> TestUbuntuHomepage</text:span><text:span text:style-name="T7">(</text:span><text:span text:style-name="T1">unittest.TestCase</text:span><text:span text:style-name="T7">)</text:span><text:span text:style-name="T1">:</text:span></text:p>
      <text:p text:style-name="P3"><text:span text:style-name="T1"><text:s text:c="4"/></text:span></text:p>
      <text:p text:style-name="P3"><text:span text:style-name="T1"><text:s text:c="4"/></text:span><text:span text:style-name="T3">def</text:span><text:span text:style-name="T1"> setUp</text:span><text:span text:style-name="T7">(</text:span><text:span text:style-name="T8">self</text:span><text:span text:style-name="T7">)</text:span><text:span text:style-name="T1">:</text:span></text:p>
      <text:p text:style-name="P3"><text:span text:style-name="T1"><text:s text:c="8"/></text:span><text:span text:style-name="T8">self</text:span><text:span text:style-name="T1">.</text:span><text:span text:style-name="T9">browser</text:span><text:span text:style-name="T1"> = webdriver.</text:span><text:span text:style-name="T3">Firefox</text:span><text:span text:style-name="T7">()</text:span></text:p>
      <text:p text:style-name="P3"><text:span text:style-name="T1"><text:s text:c="8"/></text:span><text:span text:style-name="T8">self</text:span><text:span text:style-name="T1">.</text:span><text:span text:style-name="T9">browser</text:span><text:span text:style-name="T1">.</text:span><text:span text:style-name="T3">maximize_window</text:span><text:span text:style-name="T7">()</text:span></text:p>
      <text:p text:style-name="P3"><text:span text:style-name="T1"><text:s text:c="8"/></text:span></text:p>
      <text:p text:style-name="P3"><text:span text:style-name="T1"><text:s text:c="4"/></text:span><text:span text:style-name="T3">def</text:span><text:span text:style-name="T1"> testTitle</text:span><text:span text:style-name="T7">(</text:span><text:span text:style-name="T8">self</text:span><text:span text:style-name="T7">)</text:span><text:span text:style-name="T1">:</text:span></text:p>
      <text:p text:style-name="P3"><text:span text:style-name="T1"><text:s text:c="8"/></text:span><text:span text:style-name="T8">self</text:span><text:span text:style-name="T1">.</text:span><text:span text:style-name="T9">browser</text:span><text:span text:style-name="T1">.</text:span><text:span text:style-name="T3">get</text:span><text:span text:style-name="T7">(</text:span><text:span text:style-name="T10">'http://www.ubuntu.com/'</text:span><text:span text:style-name="T7">)</text:span></text:p>
      <text:p text:style-name="P3"><text:soft-page-break/><text:span text:style-name="T1"><text:s text:c="8"/></text:span><text:span text:style-name="T12">print</text:span><text:span text:style-name="T1"> </text:span><text:span text:style-name="T10">"Page Title: "</text:span><text:span text:style-name="T1">, </text:span><text:span text:style-name="T8">self</text:span><text:span text:style-name="T1">.</text:span><text:span text:style-name="T9">browser</text:span><text:span text:style-name="T1">.</text:span><text:span text:style-name="T9">title</text:span></text:p>
      <text:p text:style-name="P3"><text:span text:style-name="T1"><text:s text:c="8"/></text:span><text:span text:style-name="T8">self</text:span><text:span text:style-name="T1">.</text:span><text:span text:style-name="T3">assertIn</text:span><text:span text:style-name="T7">(</text:span><text:span text:style-name="T10">'Ubuntu'</text:span><text:span text:style-name="T1">, </text:span><text:span text:style-name="T8">self</text:span><text:span text:style-name="T1">.</text:span><text:span text:style-name="T9">browser</text:span><text:span text:style-name="T1">.</text:span><text:span text:style-name="T9">title</text:span><text:span text:style-name="T7">)</text:span></text:p>
      <text:p text:style-name="P3"><text:span text:style-name="T1"><text:s text:c="8"/></text:span></text:p>
      <text:p text:style-name="P3"><text:span text:style-name="T1"><text:s text:c="4"/></text:span><text:span text:style-name="T3">def</text:span><text:span text:style-name="T1"> tearDown</text:span><text:span text:style-name="T7">(</text:span><text:span text:style-name="T8">self</text:span><text:span text:style-name="T7">)</text:span><text:span text:style-name="T1">:</text:span></text:p>
      <text:p text:style-name="P3"><text:span text:style-name="T1"><text:s text:c="8"/></text:span><text:span text:style-name="T8">self</text:span><text:span text:style-name="T1">.</text:span><text:span text:style-name="T9">browser</text:span><text:span text:style-name="T1">.</text:span><text:span text:style-name="T3">quit</text:span><text:span text:style-name="T7">()</text:span></text:p>
      <text:p text:style-name="P3"><text:span text:style-name="T1"><text:s/></text:span></text:p>
      <text:p text:style-name="P3"><text:span text:style-name="T1"><text:s/></text:span></text:p>
      <text:p text:style-name="P3"><text:span text:style-name="T12">if</text:span><text:span text:style-name="T1"> </text:span><text:span text:style-name="T9">__name__</text:span><text:span text:style-name="T1"> == </text:span><text:span text:style-name="T10">'__main__'</text:span><text:span text:style-name="T1">:</text:span></text:p>
      <text:p text:style-name="P3"><text:span text:style-name="T1"><text:s text:c="4"/></text:span><text:span text:style-name="T9">unittest</text:span><text:span text:style-name="T1">.</text:span><text:span text:style-name="T3">main</text:span><text:span text:style-name="T7">()</text:span></text:p>
      <text:p text:style-name="Standard"/>
      <text:p text:style-name="Standard"/>
      <text:p text:style-name="Standard"/>
      <text:p text:style-name="Standard">Code explanation </text:p>
      <text:p text:style-name="Standard"/>
      <text:p text:style-name="P2">A testcase is created by subclassing unittest.TestCase. The test is defined with methods whose names start with the letter test. This naming convention informs the test runner about which methods represent tests.</text:p>
      <text:p text:style-name="P2">The crux of each test is a call to assertIn() to check for an expected result; assertTrue() or assertFalse() to verify a condition; or assertRaises() to verify that a specific exception gets raised. </text:p>
      <text:p text:style-name="P2">The setUp() and tearDown() methods allow you to define instructions that will be executed before and after each test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69" meta:word-count="316" meta:character-count="3463" meta:non-whitespace-character-count="3121"/>
    <meta:generator>LibreOfficeDev/6.0.5.2$Linux_X86_64 LibreOffice_project/</meta:generator>
  </office:meta>
</office:document-meta>
</file>